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ce style:name="Helvetica Neue" svg:font-family="'Helvetica Neue', Helvetica, Arial, sans-serif"/>
    <style:font-face style:name="Nunito" svg:font-family="Nunito, sans-serif"/>
    <style:font-face style:name="monospace" svg:font-family="monospace"/>
    <style:font-face style:name="var bs-font-monospace" svg:font-family="'var bs-font-monospace'"/>
    <style:font-face style:name="verdana" svg:font-family="verdana, helvetic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font-name="Times New Roman" fo:font-size="13pt" style:font-size-asian="13pt" style:font-size-complex="13pt"/>
    </style:style>
    <style:style style:name="P2" style:family="paragraph" style:parent-style-name="Standard">
      <style:text-properties fo:color="#000000" loext:opacity="100%" style:font-name="Times New Roman" fo:font-size="13pt" officeooo:rsid="001c68a0" officeooo:paragraph-rsid="001c68a0" style:font-size-asian="13pt" style:font-size-complex="13pt"/>
    </style:style>
    <style:style style:name="P3" style:family="paragraph" style:parent-style-name="Standard">
      <style:text-properties fo:color="#000000" loext:opacity="100%" style:font-name="Times New Roman" fo:font-size="13pt" officeooo:paragraph-rsid="001bd125" style:font-size-asian="13pt" style:font-size-complex="13pt"/>
    </style:style>
    <style:style style:name="P4" style:family="paragraph" style:parent-style-name="Standard">
      <style:text-properties fo:color="#000000" loext:opacity="100%" style:font-name="Times New Roman" fo:font-size="13pt" officeooo:paragraph-rsid="001c68a0" style:font-size-asian="13pt" style:font-size-complex="13pt"/>
    </style:style>
    <style:style style:name="P5" style:family="paragraph" style:parent-style-name="Standard">
      <style:text-properties fo:color="#000000" loext:opacity="100%" style:font-name="Times New Roman" fo:font-size="13pt" officeooo:paragraph-rsid="0016f5bf" style:font-size-asian="13pt" style:font-size-complex="13pt"/>
    </style:style>
    <style:style style:name="P6" style:family="paragraph" style:parent-style-name="Standard">
      <style:text-properties fo:color="#000000" loext:opacity="100%" style:font-name="Times New Roman" fo:font-size="13pt" officeooo:rsid="0018a615" officeooo:paragraph-rsid="0018a615" style:font-size-asian="13pt" style:font-size-complex="13pt"/>
    </style:style>
    <style:style style:name="P7" style:family="paragraph" style:parent-style-name="Text_20_body">
      <style:text-properties fo:font-variant="normal" fo:text-transform="none" fo:color="#000000" loext:opacity="100%" style:font-name="Times New Roman" fo:font-size="13pt" fo:letter-spacing="normal" fo:font-style="normal" fo:font-weight="normal" officeooo:rsid="0018a615" officeooo:paragraph-rsid="0018a615" style:font-size-asian="13pt" style:font-size-complex="13pt"/>
    </style:style>
    <style:style style:name="P8" style:family="paragraph" style:parent-style-name="Text_20_body">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font-variant="normal" fo:text-transform="none" fo:color="#000000" loext:opacity="100%" style:font-name="Times New Roman" fo:font-size="13pt" fo:letter-spacing="normal" fo:font-style="normal" fo:font-weight="normal" style:font-size-asian="13pt" style:font-size-complex="13pt"/>
    </style:style>
    <style:style style:name="T1" style:family="text">
      <style:text-properties officeooo:rsid="001668f7"/>
    </style:style>
    <style:style style:name="T2" style:family="text">
      <style:text-properties officeooo:rsid="001668f7"/>
    </style:style>
    <style:style style:name="T3" style:family="text">
      <style:text-properties fo:font-variant="normal" fo:text-transform="none" fo:color="#0f2149" loext:opacity="100%" style:font-name="Helvetica Neue" fo:font-size="12pt" fo:letter-spacing="normal" fo:font-style="normal" fo:font-weight="normal"/>
    </style:style>
    <style:style style:name="T4" style:family="text">
      <style:text-properties fo:font-variant="normal" fo:text-transform="none" fo:color="#0f2149" loext:opacity="100%" style:font-name="Helvetica Neue" fo:font-size="12pt" fo:letter-spacing="normal" fo:font-style="normal" fo:font-weight="normal" officeooo:rsid="0016f5bf"/>
    </style:style>
    <style:style style:name="T5" style:family="text">
      <style:text-properties fo:font-variant="normal" fo:text-transform="none" fo:color="#0f2149" loext:opacity="100%" style:font-name="Helvetica Neue" fo:font-size="12pt" fo:letter-spacing="normal" fo:font-style="normal" fo:font-weight="normal"/>
    </style:style>
    <style:style style:name="T6" style:family="text">
      <style:text-properties fo:font-variant="normal" fo:text-transform="none" fo:color="#0f2149" loext:opacity="100%" style:font-name="Helvetica Neue" fo:font-size="12pt" fo:letter-spacing="normal" fo:font-style="normal" fo:font-weight="normal" officeooo:rsid="0016f5bf" style:font-size-asian="13pt" style:font-size-complex="13pt"/>
    </style:style>
    <style:style style:name="T7" style:family="text">
      <style:text-properties fo:font-variant="normal" fo:text-transform="none" fo:color="#0f2149" loext:opacity="100%" style:font-name="Helvetica Neue" fo:font-size="12pt" fo:letter-spacing="normal" fo:font-style="normal" fo:font-weight="normal" officeooo:rsid="001c68a0"/>
    </style:style>
    <style:style style:name="T8" style:family="text">
      <style:text-properties fo:font-variant="normal" fo:text-transform="none" fo:color="#0f2149" loext:opacity="100%" fo:font-size="12pt" fo:letter-spacing="normal" fo:font-style="normal" fo:font-weight="normal"/>
    </style:style>
    <style:style style:name="T9" style:family="text">
      <style:text-properties fo:font-variant="normal" fo:text-transform="none" fo:color="#0f2149" loext:opacity="100%" fo:font-size="12pt" fo:letter-spacing="normal" fo:font-style="normal" fo:font-weight="normal" officeooo:rsid="001c68a0"/>
    </style:style>
    <style:style style:name="T10" style:family="text">
      <style:text-properties fo:font-variant="normal" fo:text-transform="none" fo:color="#0f2149" loext:opacity="100%" fo:font-size="12pt" fo:letter-spacing="normal" fo:font-style="normal" fo:font-weight="normal"/>
    </style:style>
    <style:style style:name="T11" style:family="text">
      <style:text-properties fo:font-variant="normal" fo:text-transform="none" fo:color="#0f2149" loext:opacity="100%" fo:font-size="12pt" fo:letter-spacing="normal" fo:font-style="normal" fo:font-weight="normal" officeooo:rsid="0016f5bf" style:font-size-asian="13pt" style:font-size-complex="13pt"/>
    </style:style>
    <style:style style:name="T12" style:family="text">
      <style:text-properties fo:font-variant="normal" fo:text-transform="none" fo:color="#0f2149" loext:opacity="100%" fo:font-size="12pt" fo:letter-spacing="normal" fo:font-style="normal" fo:font-weight="normal" officeooo:rsid="0016f5bf"/>
    </style:style>
    <style:style style:name="T13" style:family="text">
      <style:text-properties fo:font-variant="normal" fo:text-transform="none" fo:color="#0f2149" loext:opacity="100%" fo:letter-spacing="normal" fo:font-style="normal" fo:font-weight="normal"/>
    </style:style>
    <style:style style:name="T14" style:family="text">
      <style:text-properties fo:font-variant="normal" fo:text-transform="none" fo:color="#0f2149" loext:opacity="100%" fo:letter-spacing="normal" fo:font-style="normal" fo:font-weight="normal"/>
    </style:style>
    <style:style style:name="T15" style:family="text">
      <style:text-properties fo:font-variant="normal" fo:text-transform="none" fo:color="#0f2149" loext:opacity="100%" fo:letter-spacing="normal" fo:font-style="normal" fo:font-weight="normal" officeooo:rsid="0016f5bf"/>
    </style:style>
    <style:style style:name="T16" style:family="text">
      <style:text-properties fo:font-variant="normal" fo:text-transform="none" fo:color="#0f2149" loext:opacity="100%" fo:letter-spacing="normal" fo:font-style="normal" fo:font-weight="normal" officeooo:rsid="001c68a0"/>
    </style:style>
    <style:style style:name="T17" style:family="text">
      <style:text-properties fo:font-variant="normal" fo:text-transform="none" fo:color="#000000" loext:opacity="100%" fo:letter-spacing="normal" fo:font-style="normal" fo:font-weight="normal"/>
    </style:style>
    <style:style style:name="T18" style:family="text">
      <style:text-properties fo:font-variant="normal" fo:text-transform="none" fo:color="#000000" loext:opacity="100%" fo:letter-spacing="normal" fo:font-style="normal" fo:font-weight="normal" officeooo:rsid="0016f5bf"/>
    </style:style>
    <style:style style:name="T19" style:family="text">
      <style:text-properties fo:font-variant="normal" fo:text-transform="none" fo:color="#000000" loext:opacity="100%" style:font-name="Times New Roman" fo:font-size="13pt" fo:letter-spacing="normal" fo:font-style="normal" fo:font-weight="normal" officeooo:rsid="0016f5bf" style:font-size-asian="13pt" style:font-size-complex="13pt"/>
    </style:style>
    <style:style style:name="T20" style:family="text">
      <style:text-properties fo:font-variant="normal" fo:text-transform="none" fo:color="#000000" loext:opacity="100%" fo:font-size="13pt" fo:letter-spacing="normal" fo:font-style="normal" fo:font-weight="normal" officeooo:rsid="0016f5bf" style:font-size-asian="13pt" style:font-size-complex="13pt"/>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letter-spacing="normal" fo:font-style="normal" fo:font-weight="normal" officeooo:rsid="001668f7"/>
    </style:style>
    <style:style style:name="T24" style:family="text">
      <style:text-properties fo:font-variant="normal" fo:text-transform="none" fo:letter-spacing="normal" fo:font-style="normal" fo:font-weight="normal" officeooo:rsid="0016f5bf"/>
    </style:style>
    <style:style style:name="T25" style:family="text">
      <style:text-properties fo:font-variant="normal" fo:text-transform="none" fo:letter-spacing="normal" fo:font-style="normal" fo:font-weight="normal" officeooo:rsid="001c68a0"/>
    </style:style>
    <style:style style:name="T26" style:family="text">
      <style:text-properties fo:font-variant="normal" fo:text-transform="none" style:font-name="monospace" fo:font-size="9pt" fo:letter-spacing="normal" fo:font-style="normal" fo:font-weight="normal"/>
    </style:style>
    <style:style style:name="T27" style:family="text">
      <style:text-properties fo:font-variant="normal" fo:text-transform="none" fo:font-size="9pt" fo:letter-spacing="normal" fo:font-style="normal" fo:font-weight="normal"/>
    </style:style>
    <style:style style:name="T28" style:family="text">
      <style:text-properties fo:color="#000000" loext:opacity="100%"/>
    </style:style>
    <style:style style:name="T29" style:family="text">
      <style:text-properties fo:color="#000000" loext:opacity="100%" officeooo:rsid="001bd125"/>
    </style:style>
    <style:style style:name="T30" style:family="text">
      <style:text-properties officeooo:rsid="001bd1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ết code theo chuẩn</text:p>
      <text:p text:style-name="P1"><text:span text:style-name="T1">1. </text:span><text:span text:style-name="T21">Thụt lề và Độ dài dòng</text:span></text:p>
      <text:p text:style-name="P1">- Sử dụng thụt lề 4 khoảng trắng và không sử dụng bất kỳ tab nào vì các máy tính khác nhau sử dụng cài đặt khác nhau cho tab. Bạn nên giữ các dòng dài khoảng 75-85 ký tự để dễ đọc mã hơn.</text:p>
      <text:p text:style-name="P1"><text:span text:style-name="T1">2. </text:span><text:span text:style-name="T21">Cấu trúc điều khiển</text:span></text:p>
      <text:p text:style-name="P1"><text:span text:style-name="T21">- Các cấu trúc này bao gồm if, for, while, switch, v.v. Các câu lệnh điều khiển phải có một khoảng trắng giữa từ khóa điều khiển và dấu ngoặc đơn mở, để phân biệt chúng với các lệnh gọi hàm. Chúng tôi đặc biệt khuyến khích bạn luôn sử dụng dấu ngoặc nhọn ngay cả trong các tình huống mà chúng là tùy chọn về mặt kỹ thuật.</text:span> </text:p>
      <text:p text:style-name="P1">Ví dụ: </text:p>
      <text:p text:style-name="P1">if ((condition1) || (condition2)) {</text:p>
      <text:p text:style-name="P1"><text:s text:c="3"/>action1;</text:p>
      <text:p text:style-name="P1">}elseif ((condition3) &amp;&amp; (condition4)) {</text:p>
      <text:p text:style-name="P1"><text:s text:c="3"/>action2;</text:p>
      <text:p text:style-name="P1">}else {</text:p>
      <text:p text:style-name="P1"><text:s text:c="3"/>default action;</text:p>
      <text:p text:style-name="P1">}</text:p>
      <text:p text:style-name="P1"><text:span text:style-name="T1">3. </text:span><text:span text:style-name="T21">Lời gọi hàm</text:span></text:p>
      <text:p text:style-name="P1">- Các hàm phải được gọi không có khoảng trắng giữa tên hàm, dấu ngoặc đơn mở và tham số đầu tiên; khoảng trắng giữa dấu phẩy và từng tham số và không có khoảng cách giữa tham số cuối cùng, dấu ngoặc đóng và dấu chấm phẩy.</text:p>
      <text:p text:style-name="P3"><text:span text:style-name="T30">VD: </text:span><text:span text:style-name="T21">&lt;?php<text:line-break/>$var = foo($bar, $baz, $quux);<text:line-break/>?&gt;</text:span> </text:p>
      <text:p text:style-name="P3"><text:span text:style-name="T21">- Như được hiển thị ở trên, phải có một khoảng trắng ở hai bên của dấu bằng được sử dụng để gán giá trị trả về của một hàm cho một biến. Trong trường hợp có một khối các nhiệm vụ liên quan, có thể chèn thêm không gian để tăng khả năng đọc:</text:span></text:p>
      <text:p text:style-name="P3">- <text:span text:style-name="T21">Để hỗ trợ khả năng đọc, các tham số trong các lần gọi tiếp theo đến cùng một hàm / phương thức có thể được căn chỉnh theo tên tham số:</text:span> </text:p>
      <text:p text:style-name="P1">4. Khai báo lớp</text:p>
      <text:p text:style-name="P1"><text:span text:style-name="T1">- </text:span><text:span text:style-name="T23">Khai báo lớp có dấu ngoặc nhọn mở đầu trên một dòng mới:</text:span></text:p>
      <text:p text:style-name="P1">VD: </text:p>
      <text:p text:style-name="P1"><text:s text:c="2"/><text:span text:style-name="T21">&lt;?php<text:line-break/>class Foo_Bar<text:line-break/>{<text:line-break/><text:line-break/> <text:s text:c="3"/>//...<text:line-break/><text:line-break/>}<text:line-break/>?&gt;</text:span> </text:p>
      <text:p text:style-name="P1"/>
      <text:p text:style-name="P2">5. Định nghĩa hàm</text:p>
      <text:p text:style-name="P2"><text:span text:style-name="T21">- Khai báo hàm tuân theo "kiểu K&amp;R":</text:span> </text:p>
      <text:p text:style-name="P2"><text:soft-page-break/><text:span text:style-name="T21">- Các đối số có giá trị mặc định nằm ở cuối danh sách đối số. Luôn cố gắng trả về một giá trị có ý nghĩa từ một hàm nếu một giá trị phù hợp. Đây là một ví dụ dài hơn một chút:</text:span> </text:p>
      <text:p text:style-name="P2"><text:span text:style-name="T21">* Chia các định nghĩa hàm thành một số dòng:</text:span></text:p>
      <text:p text:style-name="P4"><text:span text:style-name="T25">- </text:span><text:span text:style-name="T21">Các hàm có nhiều tham số có thể cần được chia thành nhiều dòng để giữ giới hạn 80 ký tự / dòng. Các tham số đầu tiên có thể được đặt trên cùng một dòng với tên hàm nếu có đủ không gian. Các tham số tiếp theo trên các dòng sau phải được thụt vào 4 khoảng trắng. Dấu ngoặc đóng và dấu ngoặc mở sẽ được đặt ở dòng tiếp theo, ở cùng mức thụt lề với từ khóa "function". </text:span></text:p>
      <text:p text:style-name="P1"><text:span text:style-name="T1">5. </text:span><text:span text:style-name="T21">Comments</text:span></text:p>
      <text:p text:style-name="P1">Comment kiểu C hay C++ (// hay /* */) đều được</text:p>
      <text:p text:style-name="P1"><text:span text:style-name="T24">6. </text:span><text:span text:style-name="T21">Thẻ PHP - Luôn sử dụng &lt;? Php <text:s/>?&gt; Để phân tách mã PHP, không sử dụng &lt;? ?&gt;. Điều này là bắt buộc để tuân thủ </text:span><text:span text:style-name="T24">PEAR</text:span><text:span text:style-name="T21"> và cũng là cách </text:span><text:span text:style-name="T24">dễ </text:span><text:span text:style-name="T21">nhất để đưa mã PHP vào các hệ điều hành và thiết lập khác nhau.</text:span></text:p>
      <text:p text:style-name="P1">7. Tên biến</text:p>
      <text:p text:style-name="P1">Sử dụng tất cả các chữ cái thường</text:p>
      <text:p text:style-name="P1">Sử dụng '_' làm dấu phân tách từ.</text:p>
      <text:p text:style-name="P1">Các biến toàn cục phải được thêm vào trước bằng 'g'.</text:p>
      <text:p text:style-name="P1">Các hằng số toàn cục phải là tất cả các chữ hoa với dấu phân cách '_'.</text:p>
      <text:p text:style-name="P1">Các biến static có thể được thêm vào trước 's'.</text:p>
      <text:p text:style-name="P1"><text:span text:style-name="T21">8. Sử </text:span><text:span text:style-name="T21">dụng lại hàm</text:span></text:p>
      <text:p text:style-name="P5"><text:span text:style-name="T21">Các hàm không nên giữ các biến </text:span><text:span text:style-name="T24">static</text:span><text:span text:style-name="T21"> ngăn không cho một hàm được </text:span><text:span text:style-name="T24">dùng lại</text:span></text:p>
      <text:p text:style-name="P5"><text:span text:style-name="T24">9. Căn chỉnh các khối khai báo - Khối khai báo phải được căn chỉnh.</text:span></text:p>
      <text:p text:style-name="P5"><text:span text:style-name="T24">10. Một câu lệnh trên mỗi dòng - Chỉ nên có một câu lệnh trên mỗi dòng trừ khi các câu lệnh có liên quan rất chặt chẽ với nhau.</text:span></text:p>
      <text:p text:style-name="P5"><text:span text:style-name="T24">11. Các phương thức hoặc hàm ngắn - Các phương thức nên tự giới hạn trong một trang mã</text:span></text:p>
      <text:p text:style-name="P6"><text:span text:style-name="T24">1</text:span><text:span text:style-name="T21">2. Định dạng file</text:span></text:p>
      <text:p text:style-name="P7">- Được lưu trữ dưới dạng văn bản ASCII</text:p>
      <text:p text:style-name="P8">- Sử dụng mã hóa ký tự ISO-8859-1 hoặc UTF-8. Mã hóa có thể được khai báo bằng khai báo (encoding = 'utf-8'); ở đầu tệp.</text:p>
      <text:p text:style-name="P8">- Được định dạng Unix</text:p>
      <text:p text:style-name="P8">"Unix formatted" có nghĩa là hai điều:</text:p>
      <text:p text:style-name="P8">1) Các dòng chỉ được kết thúc bằng nguồn cấp dòng (LF). Nguồn cấp dữ liệu dòng được biểu thị dưới dạng thứ tự 10, bát phân 012 và hex 0A. Không sử dụng ký tự xuống dòng (CR) như máy tính Macintosh hoặc tổ hợp ký tự xuống dòng / nguồn cấp dữ liệu dòng (CRLF) như máy tính Windows làm.</text:p>
      <text:p text:style-name="P8">2) Phải có một nguồn cấp dữ liệu dòng sau thẻ PHP đóng (?&gt;). </text:p>
      <text:p text:style-name="P6"><text:span text:style-name="T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ce style:name="Helvetica Neue" svg:font-family="'Helvetica Neue', Helvetica, Arial, sans-serif"/>
    <style:font-face style:name="Nunito" svg:font-family="Nunito, sans-serif"/>
    <style:font-face style:name="monospace" svg:font-family="monospace"/>
    <style:font-face style:name="var bs-font-monospace" svg:font-family="'var bs-font-monospace'"/>
    <style:font-face style:name="verdana" svg:font-family="verdana, helvetic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style:font-name="Times New Roman" fo:font-family="'Times New Roman'" style:font-family-generic="roman" style:font-pitch="variable" fo:font-size="13pt" officeooo:rsid="0016f5bf" style:font-size-asian="13pt" style:font-size-complex="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4T09:39:10.560000000</meta:creation-date>
    <dc:date>2022-07-14T10:50:50.558000000</dc:date>
    <meta:editing-duration>PT10M7S</meta:editing-duration>
    <meta:editing-cycles>1</meta:editing-cycles>
    <meta:generator>LibreOffice/7.0.1.2$Windows_X86_64 LibreOffice_project/7cbcfc562f6eb6708b5ff7d7397325de9e764452</meta:generator>
    <meta:document-statistic meta:table-count="0" meta:image-count="0" meta:object-count="0" meta:page-count="2" meta:paragraph-count="48" meta:word-count="804" meta:character-count="3573" meta:non-whitespace-character-count="2789"/>
  </office:meta>
</office:document-meta>
</file>